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ORINTHIANS 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TEARS (2:1-4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TEARS (2:1-4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urpose for this letter (2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ain behind this letter (2: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2 CORINTHIANS 2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TEARS (2:1-4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TRANSGRESSOR (2:5-11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TRANSGRESSOR (2:5-11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individual (2:5-6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instructions (2:7-11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2 CORINTHIANS 2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TEARS (2:1-4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TRANSGRESSOR (2:5-11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THE TRIUMPH (2:12-17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THE TRIUMPH (2:12-17)<text:s text:c="1"/></text:span><text:span text:style-name="a505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Paul's concern (2:12-13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Paul's confidence (2:14-17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The fragrance of the gospel message (2:14-16)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2-tx-Title-and-Text" presentation:presentation-page-layout-name="Master1-PPL12" draw:id="Slide-262">
        <draw:frame draw:id="id95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<text:s text:c="1"/>The fragrance of the gospel message (2:14-16)<text:s text:c="1"/></text:span><text:span text:style-name="a523" text:class-names=""/></text:p>
          </draw:text-box>
          <svg:title/>
          <svg:desc/>
        </draw:frame>
        <draw:frame draw:id="id96" presentation:style-name="a535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<text:s text:c="1"/>To the saved, it has the smell of life (2:14-15, 16b).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o the lost, it has the smell of death (2:16a).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8" draw:style-name="a536" draw:master-page-name="Master1-Layout12-tx-Title-and-Text" presentation:presentation-page-layout-name="Master1-PPL12" draw:id="Slide-263">
        <draw:frame draw:id="id97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THE TRIUMPH (2:12-17)<text:s text:c="1"/></text:span><text:span text:style-name="a538" text:class-names=""/></text:p>
          </draw:text-box>
          <svg:title/>
          <svg:desc/>
        </draw:frame>
        <draw:frame draw:id="id98" presentation:style-name="a556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<text:s text:c="1"/>Paul's concern (2:12-13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Paul's confidence (2:14-17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e fragrance of the gospel message (2:14-16)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faithfulness of the gospel messenger (2:17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9" draw:style-name="a557" draw:master-page-name="Master1-Layout12-tx-Title-and-Text" presentation:presentation-page-layout-name="Master1-PPL12" draw:id="Slide-264">
        <draw:frame draw:id="id99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2 CORINTHIANS 2<text:s text:c="1"/></text:span><text:span text:style-name="a559" text:class-names=""/></text:p>
          </draw:text-box>
          <svg:title/>
          <svg:desc/>
        </draw:frame>
        <draw:frame draw:id="id100" presentation:style-name="a574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THE TEARS (2:1-4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THE TRANSGRESSOR (2:5-11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THE TRIUMPH (2:12-17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2 </dc:title>
    <meta:initial-creator>David STRICKLAND</meta:initial-creator>
    <dc:creator>David STRICKLAND</dc:creator>
    <meta:creation-date>2020-02-22T17:28:30Z</meta:creation-date>
    <dc:date>2020-02-22T17:28:30Z</dc:date>
    <meta:template xlink:href="BibleStudy" xlink:type="simple"/>
    <meta:editing-cycles>1</meta:editing-cycles>
    <meta:editing-duration>PT0S</meta:editing-duration>
    <meta:document-statistic meta:paragraph-count="31" meta:word-count="201"/>
  </office:meta>
</office:document-meta>
</file>